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164d" officeooo:paragraph-rsid="001b164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1b710a"/>
    </style:style>
    <style:style style:name="T4" style:family="text">
      <style:text-properties officeooo:rsid="001cf58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study explored whether we could accurately classify perceived and imagined musical stimuli from EEG data. Successful EEG-based classification of <text:span text:style-name="T1">what </text:span><text:span text:style-name="T2">an individual is imagining could pave the way for novel communication techniques, such as brain-computer interfaces. </text:span>We recorded EEG with a 64-channel BioSemi system while participants heard or imagined the different musical stimuli. Using PCA, we identified components common to both the perception and imagination conditions however, the time courses of the components did not allow for stimuli classification. We then applied <text:span text:style-name="T3">deep </text:span>learning techniques using artificial neural networks. This technique enabled us to classify perception of music at a statistically significant level (28.7%), but we were unable to classify imagination of music (7.41%). <text:span text:style-name="T4">The next step is to determine which characteristics of music are driving perception classification rates and to capitalize on them to raise imagination classification rat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5T09:27:26.568910000</meta:creation-date>
    <dc:date>2016-04-05T09:38:52.982810000</dc:date>
    <meta:editing-duration>PT11M25S</meta:editing-duration>
    <meta:editing-cycles>3</meta:editing-cycles>
    <meta:generator>LibreOffice/4.3.0.4$MacOSX_X86_64 LibreOffice_project/62ad5818884a2fc2e5780dd45466868d41009ec0</meta:generator>
    <meta:document-statistic meta:table-count="0" meta:image-count="0" meta:object-count="0" meta:page-count="1" meta:paragraph-count="1" meta:word-count="140" meta:character-count="982" meta:non-whitespace-character-count="842"/>
  </office:meta>
</office:document-meta>
</file>